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Country (or dependency)</text:p>
          </table:table-cell>
          <table:table-cell office:value-type="string" calcext:value-type="string">
            <text:p>Population (2020)</text:p>
          </table:table-cell>
          <table:table-cell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Migrants (net)</text:p>
          </table:table-cell>
          <table:table-cell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  <table:table-cell office:value-type="string" calcext:value-type="string">
            <text:p>World Share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38207241" calcext:value-type="float">
            <text:p>1438207241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string" calcext:value-type="string">
            <text:p>-348399.0</text:p>
          </table:table-cell>
          <table:table-cell office:value-type="string" calcext:value-type="string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77233523" calcext:value-type="float">
            <text:p>1377233523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string" calcext:value-type="string">
            <text:p>-532687.0</text:p>
          </table:table-cell>
          <table:table-cell office:value-type="string" calcext:value-type="string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0610570" calcext:value-type="float">
            <text:p>330610570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string" calcext:value-type="string">
            <text:p>95480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2931713" calcext:value-type="float">
            <text:p>272931713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string" calcext:value-type="string">
            <text:p>-98955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9992900" calcext:value-type="float">
            <text:p>219992900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string" calcext:value-type="string">
            <text:p>-233379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253150" calcext:value-type="float">
            <text:p>212253150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string" calcext:value-type="string">
            <text:p>21200.0</text:p>
          </table:table-cell>
          <table:table-cell office:value-type="string" calcext:value-type="string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5052107" calcext:value-type="float">
            <text:p>205052107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354176" calcext:value-type="float">
            <text:p>164354176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string" calcext:value-type="string">
            <text:p>-369501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22010" calcext:value-type="float">
            <text:p>145922010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string" calcext:value-type="string">
            <text:p>182456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655589" calcext:value-type="float">
            <text:p>128655589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552765" calcext:value-type="float">
            <text:p>126552765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string" calcext:value-type="string">
            <text:p>71560.0</text:p>
          </table:table-cell>
          <table:table-cell office:value-type="string" calcext:value-type="string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357494" calcext:value-type="float">
            <text:p>114357494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280343" calcext:value-type="float">
            <text:p>109280343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string" calcext:value-type="string">
            <text:p>-67152.0</text:p>
          </table:table-cell>
          <table:table-cell office:value-type="string" calcext:value-type="string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1930276" calcext:value-type="float">
            <text:p>101930276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string" calcext:value-type="string">
            <text:p>-38033.0</text:p>
          </table:table-cell>
          <table:table-cell office:value-type="string" calcext:value-type="string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160127" calcext:value-type="float">
            <text:p>97160127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string" calcext:value-type="string">
            <text:p>-800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</table:table-row>
        <table:table-row table:style-name="ro1">
          <table:table-cell office:value-type="string" calcext:value-type="string">
            <text:p>DR Congo</text:p>
          </table:table-cell>
          <table:table-cell office:value-type="float" office:value="88972681" calcext:value-type="float">
            <text:p>88972681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string" calcext:value-type="string">
            <text:p>23861.0</text:p>
          </table:table-cell>
          <table:table-cell office:value-type="string" calcext:value-type="string">
            <text:p>6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153250" calcext:value-type="float">
            <text:p>84153250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string" calcext:value-type="string">
            <text:p>283922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771587" calcext:value-type="float">
            <text:p>83771587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string" calcext:value-type="string">
            <text:p>-55000.0</text:p>
          </table:table-cell>
          <table:table-cell office:value-type="string" calcext:value-type="string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30223" calcext:value-type="float">
            <text:p>83730223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string" calcext:value-type="string">
            <text:p>543822.0</text:p>
          </table:table-cell>
          <table:table-cell office:value-type="string" calcext:value-type="string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64925" calcext:value-type="float">
            <text:p>69764925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string" calcext:value-type="string">
            <text:p>19444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14098" calcext:value-type="float">
            <text:p>67814098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string" calcext:value-type="string">
            <text:p>260650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44628" calcext:value-type="float">
            <text:p>65244628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string" calcext:value-type="string">
            <text:p>36527.0</text:p>
          </table:table-cell>
          <table:table-cell office:value-type="string" calcext:value-type="string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79424" calcext:value-type="float">
            <text:p>60479424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string" calcext:value-type="string">
            <text:p>148943.0</text:p>
          </table:table-cell>
          <table:table-cell office:value-type="string" calcext:value-type="string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368313" calcext:value-type="float">
            <text:p>59368313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string" calcext:value-type="string">
            <text:p>-40076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154802" calcext:value-type="float">
            <text:p>59154802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string" calcext:value-type="string">
            <text:p>145405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335948" calcext:value-type="float">
            <text:p>54335948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string" calcext:value-type="string">
            <text:p>-163313.0</text:p>
          </table:table-cell>
          <table:table-cell office:value-type="string" calcext:value-type="string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521116" calcext:value-type="float">
            <text:p>53521116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0395" calcext:value-type="float">
            <text:p>51260395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string" calcext:value-type="string">
            <text:p>11731.0</text:p>
          </table:table-cell>
          <table:table-cell office:value-type="string" calcext:value-type="string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771878" calcext:value-type="float">
            <text:p>50771878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string" calcext:value-type="string">
            <text:p>204796.0</text:p>
          </table:table-cell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1175" calcext:value-type="float">
            <text:p>46751175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427637" calcext:value-type="float">
            <text:p>45427637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string" calcext:value-type="string">
            <text:p>168694.0</text:p>
          </table:table-cell>
          <table:table-cell office:value-type="string" calcext:value-type="string">
            <text:p>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11229" calcext:value-type="float">
            <text:p>45111229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685618" calcext:value-type="float">
            <text:p>43685618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632213" calcext:value-type="float">
            <text:p>43632213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string" calcext:value-type="string">
            <text:p>-500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85122" calcext:value-type="float">
            <text:p>43785122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031626" calcext:value-type="float">
            <text:p>40031626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string" calcext:value-type="string">
            <text:p>7834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742911" calcext:value-type="float">
            <text:p>38742911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string" calcext:value-type="string">
            <text:p>-62920.0</text:p>
          </table:table-cell>
          <table:table-cell office:value-type="string" calcext:value-type="string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54825" calcext:value-type="float">
            <text:p>37854825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string" calcext:value-type="string">
            <text:p>-29395.0</text:p>
          </table:table-cell>
          <table:table-cell office:value-type="string" calcext:value-type="string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674770" calcext:value-type="float">
            <text:p>37674770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string" calcext:value-type="string">
            <text:p>242032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820713" calcext:value-type="float">
            <text:p>36820713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string" calcext:value-type="string">
            <text:p>-51419.0</text:p>
          </table:table-cell>
          <table:table-cell office:value-type="string" calcext:value-type="string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701377" calcext:value-type="float">
            <text:p>34701377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string" calcext:value-type="string">
            <text:p>134979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368859" calcext:value-type="float">
            <text:p>33368859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string" calcext:value-type="string">
            <text:p>-8863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876986" calcext:value-type="float">
            <text:p>32876986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string" calcext:value-type="string">
            <text:p>99069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644783" calcext:value-type="float">
            <text:p>32644783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280610" calcext:value-type="float">
            <text:p>32280610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2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067362" calcext:value-type="float">
            <text:p>31067362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0936375" calcext:value-type="float">
            <text:p>30936375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687214" calcext:value-type="float">
            <text:p>29687214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027347" calcext:value-type="float">
            <text:p>29027347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string" calcext:value-type="string">
            <text:p>41710.0</text:p>
          </table:table-cell>
          <table:table-cell office:value-type="string" calcext:value-type="string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51828" calcext:value-type="float">
            <text:p>28451828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string" calcext:value-type="string">
            <text:p>-653249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539106" calcext:value-type="float">
            <text:p>27539106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string" calcext:value-type="string">
            <text:p>-15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405174" calcext:value-type="float">
            <text:p>26405174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6239250" calcext:value-type="float">
            <text:p>26239250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56088" calcext:value-type="float">
            <text:p>25756088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string" calcext:value-type="string">
            <text:p>-5403.0</text:p>
          </table:table-cell>
          <table:table-cell office:value-type="string" calcext:value-type="string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39164" calcext:value-type="float">
            <text:p>25439164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string" calcext:value-type="string">
            <text:p>15824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014064" calcext:value-type="float">
            <text:p>24014064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7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08164" calcext:value-type="float">
            <text:p>23808164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string" calcext:value-type="string">
            <text:p>30001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395196" calcext:value-type="float">
            <text:p>21395196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780371" calcext:value-type="float">
            <text:p>20780371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string" calcext:value-type="string">
            <text:p>-25000.0</text:p>
          </table:table-cell>
          <table:table-cell office:value-type="string" calcext:value-type="string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5282" calcext:value-type="float">
            <text:p>20125282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731" calcext:value-type="float">
            <text:p>1926273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string" calcext:value-type="string">
            <text:p>-73999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024426" calcext:value-type="float">
            <text:p>19024426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string" calcext:value-type="string">
            <text:p>-16053.0</text:p>
          </table:table-cell>
          <table:table-cell office:value-type="string" calcext:value-type="string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082804" calcext:value-type="float">
            <text:p>19082804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string" calcext:value-type="string">
            <text:p>111708.0</text:p>
          </table:table-cell>
          <table:table-cell office:value-type="string" calcext:value-type="string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30568" calcext:value-type="float">
            <text:p>18730568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string" calcext:value-type="string">
            <text:p>-18000.0</text:p>
          </table:table-cell>
          <table:table-cell office:value-type="string" calcext:value-type="string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273379" calcext:value-type="float">
            <text:p>18273379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846248" calcext:value-type="float">
            <text:p>17846248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string" calcext:value-type="string">
            <text:p>-9215.0</text:p>
          </table:table-cell>
          <table:table-cell office:value-type="string" calcext:value-type="string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587526" calcext:value-type="float">
            <text:p>17587526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string" calcext:value-type="string">
            <text:p>364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410293" calcext:value-type="float">
            <text:p>17410293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string" calcext:value-type="string">
            <text:p>-427391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27290" calcext:value-type="float">
            <text:p>17127290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649599" calcext:value-type="float">
            <text:p>16649599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71185" calcext:value-type="float">
            <text:p>16671185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324440" calcext:value-type="float">
            <text:p>16324440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798020" calcext:value-type="float">
            <text:p>15798020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18157" calcext:value-type="float">
            <text:p>14818157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string" calcext:value-type="string">
            <text:p>-116858.0</text:p>
          </table:table-cell>
          <table:table-cell office:value-type="string" calcext:value-type="string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056478" calcext:value-type="float">
            <text:p>13056478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883878" calcext:value-type="float">
            <text:p>12883878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-90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055347" calcext:value-type="float">
            <text:p>12055347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14346" calcext:value-type="float">
            <text:p>11814346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string" calcext:value-type="string">
            <text:p>2001.0</text:p>
          </table:table-cell>
          <table:table-cell office:value-type="string" calcext:value-type="string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793319" calcext:value-type="float">
            <text:p>1179331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40159" calcext:value-type="float">
            <text:p>11640159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string" calcext:value-type="string">
            <text:p>-9504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9477" calcext:value-type="float">
            <text:p>11579477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string" calcext:value-type="string">
            <text:p>48000.0</text:p>
          </table:table-cell>
          <table:table-cell office:value-type="string" calcext:value-type="string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373955" calcext:value-type="float">
            <text:p>11373955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string" calcext:value-type="string">
            <text:p>-35000.0</text:p>
          </table:table-cell>
          <table:table-cell office:value-type="string" calcext:value-type="string">
            <text:p>3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7988" calcext:value-type="float">
            <text:p>11327988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string" calcext:value-type="string">
            <text:p>-14400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66783" calcext:value-type="float">
            <text:p>11166783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string" calcext:value-type="string">
            <text:p>-1742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25682" calcext:value-type="float">
            <text:p>10825682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Czech Republic (Czechia)</text:p>
          </table:table-cell>
          <table:table-cell office:value-type="float" office:value="10705012" calcext:value-type="float">
            <text:p>10705012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22011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33037" calcext:value-type="float">
            <text:p>10433037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string" calcext:value-type="string">
            <text:p>-1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182442" calcext:value-type="float">
            <text:p>10182442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string" calcext:value-type="string">
            <text:p>10220.0</text:p>
          </table:table-cell>
          <table:table-cell office:value-type="string" calcext:value-type="string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02571" calcext:value-type="float">
            <text:p>10202571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0555" calcext:value-type="float">
            <text:p>10120555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86531" calcext:value-type="float">
            <text:p>10086531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871892" calcext:value-type="float">
            <text:p>9871892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string" calcext:value-type="string">
            <text:p>-6800.0</text:p>
          </table:table-cell>
          <table:table-cell office:value-type="string" calcext:value-type="string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65845" calcext:value-type="float">
            <text:p>9865845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5192" calcext:value-type="float">
            <text:p>9665192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492342" calcext:value-type="float">
            <text:p>9492342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940" calcext:value-type="float">
            <text:p>9449940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string" calcext:value-type="string">
            <text:p>873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96022" calcext:value-type="float">
            <text:p>8996022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string" calcext:value-type="string">
            <text:p>65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11530" calcext:value-type="float">
            <text:p>8911530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744288" calcext:value-type="float">
            <text:p>8744288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27444" calcext:value-type="float">
            <text:p>8627444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41786" calcext:value-type="float">
            <text:p>8641786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37580" calcext:value-type="float">
            <text:p>8237580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42879" calcext:value-type="float">
            <text:p>7942879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string" calcext:value-type="string">
            <text:p>-42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84618" calcext:value-type="float">
            <text:p>7484618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9308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53719" calcext:value-type="float">
            <text:p>7253719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string" calcext:value-type="string">
            <text:p>-14704.0</text:p>
          </table:table-cell>
          <table:table-cell office:value-type="string" calcext:value-type="string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14524" calcext:value-type="float">
            <text:p>7114524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string" calcext:value-type="string">
            <text:p>-16556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58627" calcext:value-type="float">
            <text:p>6958627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52010" calcext:value-type="float">
            <text:p>6852010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string" calcext:value-type="string">
            <text:p>-1999.0</text:p>
          </table:table-cell>
          <table:table-cell office:value-type="string" calcext:value-type="string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31445" calcext:value-type="float">
            <text:p>6831445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-30012.0</text:p>
          </table:table-cell>
          <table:table-cell office:value-type="string" calcext:value-type="string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08366" calcext:value-type="float">
            <text:p>6608366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string" calcext:value-type="string">
            <text:p>-21272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01804" calcext:value-type="float">
            <text:p>6501804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3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79609" calcext:value-type="float">
            <text:p>6479609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-40539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12850" calcext:value-type="float">
            <text:p>6012850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40996" calcext:value-type="float">
            <text:p>5840996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7028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8108" calcext:value-type="float">
            <text:p>5788108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string" calcext:value-type="string">
            <text:p>15200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9002" calcext:value-type="float">
            <text:p>5539002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string" calcext:value-type="string">
            <text:p>14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5489191" calcext:value-type="float">
            <text:p>5489191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116" calcext:value-type="float">
            <text:p>5459116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2632" calcext:value-type="float">
            <text:p>5412632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string" calcext:value-type="string">
            <text:p>2800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078933" calcext:value-type="float">
            <text:p>5078933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string" calcext:value-type="string">
            <text:p>87400.0</text:p>
          </table:table-cell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076280" calcext:value-type="float">
            <text:p>5076280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-10563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84636" calcext:value-type="float">
            <text:p>5084636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32469" calcext:value-type="float">
            <text:p>5032469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6480" calcext:value-type="float">
            <text:p>4926480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string" calcext:value-type="string">
            <text:p>23604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12256" calcext:value-type="float">
            <text:p>4812256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14272" calcext:value-type="float">
            <text:p>4814272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string" calcext:value-type="string">
            <text:p>14881.0</text:p>
          </table:table-cell>
          <table:table-cell office:value-type="string" calcext:value-type="string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23535" calcext:value-type="float">
            <text:p>4623535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00667" calcext:value-type="float">
            <text:p>4300667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57495" calcext:value-type="float">
            <text:p>4257495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string" calcext:value-type="string">
            <text:p>39520.0</text:p>
          </table:table-cell>
          <table:table-cell office:value-type="string" calcext:value-type="string">
            <text:p>2.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10214" calcext:value-type="float">
            <text:p>4110214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string" calcext:value-type="string">
            <text:p>-8001.0</text:p>
          </table:table-cell>
          <table:table-cell office:value-type="string" calcext:value-type="string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5814" calcext:value-type="float">
            <text:p>4035814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-1387.0</text:p>
          </table:table-cell>
          <table:table-cell office:value-type="string" calcext:value-type="string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90681" calcext:value-type="float">
            <text:p>3990681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36285" calcext:value-type="float">
            <text:p>3536285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-39858.0</text:p>
          </table:table-cell>
          <table:table-cell office:value-type="string" calcext:value-type="string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1314" calcext:value-type="float">
            <text:p>3471314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string" calcext:value-type="string">
            <text:p>-3000.0</text:p>
          </table:table-cell>
          <table:table-cell office:value-type="string" calcext:value-type="string">
            <text:p>2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4806" calcext:value-type="float">
            <text:p>3284806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-21585.0</text:p>
          </table:table-cell>
          <table:table-cell office:value-type="string" calcext:value-type="string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67320" calcext:value-type="float">
            <text:p>3267320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string" calcext:value-type="string">
            <text:p>-852.0</text:p>
          </table:table-cell>
          <table:table-cell office:value-type="string" calcext:value-type="string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2137" calcext:value-type="float">
            <text:p>2962137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string" calcext:value-type="string">
            <text:p>-4998.0</text:p>
          </table:table-cell>
          <table:table-cell office:value-type="string" calcext:value-type="string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58567" calcext:value-type="float">
            <text:p>2958567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-11332.0</text:p>
          </table:table-cell>
          <table:table-cell office:value-type="string" calcext:value-type="string">
            <text:p>2.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70922" calcext:value-type="float">
            <text:p>2870922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8420" calcext:value-type="float">
            <text:p>2878420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string" calcext:value-type="string">
            <text:p>-14000.0</text:p>
          </table:table-cell>
          <table:table-cell office:value-type="string" calcext:value-type="string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74636" calcext:value-type="float">
            <text:p>2874636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1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9553" calcext:value-type="float">
            <text:p>2729553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string" calcext:value-type="string">
            <text:p>-32780.0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31290" calcext:value-type="float">
            <text:p>2531290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string" calcext:value-type="string">
            <text:p>-4806.0</text:p>
          </table:table-cell>
          <table:table-cell office:value-type="string" calcext:value-type="string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02083" calcext:value-type="float">
            <text:p>2402083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-3087.0</text:p>
          </table:table-cell>
          <table:table-cell office:value-type="string" calcext:value-type="string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41649" calcext:value-type="float">
            <text:p>2341649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14593" calcext:value-type="float">
            <text:p>2214593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4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38799" calcext:value-type="float">
            <text:p>2138799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string" calcext:value-type="string">
            <text:p>-10047.0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91" calcext:value-type="float">
            <text:p>2083391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881" calcext:value-type="float">
            <text:p>2078881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8132" calcext:value-type="float">
            <text:p>1958132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string" calcext:value-type="string">
            <text:p>-1399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90218" calcext:value-type="float">
            <text:p>1890218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string" calcext:value-type="string">
            <text:p>-14837.0</text:p>
          </table:table-cell>
          <table:table-cell office:value-type="string" calcext:value-type="string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688629" calcext:value-type="float">
            <text:p>1688629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47800.0</text:p>
          </table:table-cell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92950" calcext:value-type="float">
            <text:p>1392950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8579" calcext:value-type="float">
            <text:p>1398579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357" calcext:value-type="float">
            <text:p>1326357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3911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3184" calcext:value-type="float">
            <text:p>1313184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-5385.0</text:p>
          </table:table-cell>
          <table:table-cell office:value-type="string" calcext:value-type="string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347" calcext:value-type="float">
            <text:p>1271347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5577" calcext:value-type="float">
            <text:p>1205577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57707" calcext:value-type="float">
            <text:p>1157707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-8353.0</text:p>
          </table:table-cell>
          <table:table-cell office:value-type="string" calcext:value-type="string">
            <text:p>3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5027" calcext:value-type="float">
            <text:p>985027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5128" calcext:value-type="float">
            <text:p>895128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string" calcext:value-type="string">
            <text:p>-6202.0</text:p>
          </table:table-cell>
          <table:table-cell office:value-type="string" calcext:value-type="string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4017" calcext:value-type="float">
            <text:p>894017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256.0</text:p>
          </table:table-cell>
          <table:table-cell office:value-type="string" calcext:value-type="string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5696" calcext:value-type="float">
            <text:p>865696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5788" calcext:value-type="float">
            <text:p>785788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69867" calcext:value-type="float">
            <text:p>769867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3301" calcext:value-type="float">
            <text:p>683301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string" calcext:value-type="string">
            <text:p>-16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7508" calcext:value-type="float">
            <text:p>647508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0" calcext:value-type="float">
            <text:p>628050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-480.0</text:p>
          </table:table-cell>
          <table:table-cell office:value-type="string" calcext:value-type="string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3861" calcext:value-type="float">
            <text:p>623861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4215" calcext:value-type="float">
            <text:p>594215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5582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5561" calcext:value-type="float">
            <text:p>585561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4750" calcext:value-type="float">
            <text:p>554750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-1342.0</text:p>
          </table:table-cell>
          <table:table-cell office:value-type="string" calcext:value-type="string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38558" calcext:value-type="float">
            <text:p>538558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370.0</text:p>
          </table:table-cell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308" calcext:value-type="float">
            <text:p>441308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36624" calcext:value-type="float">
            <text:p>436624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10" calcext:value-type="float">
            <text:p>400110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-1440.0</text:p>
          </table:table-cell>
          <table:table-cell office:value-type="string" calcext:value-type="string">
            <text:p>2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6120" calcext:value-type="float">
            <text:p>396120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2477" calcext:value-type="float">
            <text:p>392477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323" calcext:value-type="float">
            <text:p>375323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960.0</text:p>
          </table:table-cell>
          <table:table-cell office:value-type="string" calcext:value-type="string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0795" calcext:value-type="float">
            <text:p>340795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5623" calcext:value-type="float">
            <text:p>305623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05" calcext:value-type="float">
            <text:p>28730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4938" calcext:value-type="float">
            <text:p>284938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580" calcext:value-type="float">
            <text:p>280580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1417" calcext:value-type="float">
            <text:p>271417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float" office:value="218308" calcext:value-type="float">
            <text:p>218308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-168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147" calcext:value-type="float">
            <text:p>198147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-2803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458" calcext:value-type="float">
            <text:p>183458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536" calcext:value-type="float">
            <text:p>173536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474" calcext:value-type="float">
            <text:p>168474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506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3958" calcext:value-type="float">
            <text:p>163958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069" calcext:value-type="float">
            <text:p>119069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4776" calcext:value-type="float">
            <text:p>114776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600.0</text:p>
          </table:table-cell>
          <table:table-cell office:value-type="string" calcext:value-type="string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418" calcext:value-type="float">
            <text:p>112418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t. Vincent &amp; Grenadines</text:p>
          </table:table-cell>
          <table:table-cell office:value-type="float" office:value="110869" calcext:value-type="float">
            <text:p>110869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675" calcext:value-type="float">
            <text:p>106675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449" calcext:value-type="float">
            <text:p>105449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56" calcext:value-type="float">
            <text:p>104456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451.0</text:p>
          </table:table-cell>
          <table:table-cell office:value-type="string" calcext:value-type="string">
            <text:p>2.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224" calcext:value-type="float">
            <text:p>98224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764" calcext:value-type="float">
            <text:p>97764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942" calcext:value-type="float">
            <text:p>84942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50" calcext:value-type="float">
            <text:p>71950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564" calcext:value-type="float">
            <text:p>65564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323" calcext:value-type="float">
            <text:p>62323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09" calcext:value-type="float">
            <text:p>5910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490" calcext:value-type="float">
            <text:p>57490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50" calcext:value-type="float">
            <text:p>56750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float" office:value="53123" calcext:value-type="float">
            <text:p>53123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776" calcext:value-type="float">
            <text:p>42776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186" calcext:value-type="float">
            <text:p>39186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609" calcext:value-type="float">
            <text:p>38609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529" calcext:value-type="float">
            <text:p>38529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17" calcext:value-type="float">
            <text:p>33917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3" calcext:value-type="float">
            <text:p>33693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190" calcext:value-type="float">
            <text:p>30190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173" calcext:value-type="float">
            <text:p>2617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1" calcext:value-type="float">
            <text:p>17561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4976" calcext:value-type="float">
            <text:p>14976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62" calcext:value-type="float">
            <text:p>11762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76" calcext:value-type="float">
            <text:p>11276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</table:table>
      <table:table table:name="pays_cleaned" table:style-name="ta1">
        <table:table-column table:style-name="co1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11:32:06.219000000</dc:date>
    <meta:editing-duration>PT5M23S</meta:editing-duration>
    <meta:editing-cycles>1</meta:editing-cycles>
    <meta:document-statistic meta:table-count="3" meta:cell-count="2562" meta:object-count="0"/>
    <meta:generator>LibreOffice/6.2.8.2$Windows_X86_64 LibreOffice_project/f82ddfca21ebc1e222a662a32b25c0c9d20169ee</meta:generator>
  </office:meta>
</office:document-meta>
</file>